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background-color="#ff4500" loext:char-shading-value="0"/>
    </style:style>
    <style:style style:name="T4" style:family="text">
      <style:text-properties fo:background-color="#ff4500" loext:char-shading-value="0"/>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genómica de rasgos de rendimiento en arroz híbrido simple ( Oryza sativa L.)</text:p>
      <text:p text:style-name="P1"/>
      <text:p text:style-name="P2">Introducción</text:p>
      <text:p text:style-name="P2"/>
      <text:p text:style-name="P3">Las variedades de cultivos híbridos se valoran económicamente por su mayor vigor, rendimiento, estabilidad del rendimiento y uniformidad en especies como el maíz, la remolacha azucarera y el algodón ( Hochholdinger y Baldauf, 2018 ). El arroz ( Oryza sativa L. ) <text:span text:style-name="T4"><office:annotation office:name="__Annotation__2748_2516470227"><dc:creator>Autor desconocido</dc:creator><dc:date>2022-04-25T09:10:33.721479356</dc:date><text:p text:style-name="P4"><text:span text:style-name="T5">El arroz es endogamico.</text:span></text:p></office:annotation></text:span><text:span text:style-name="T4">es un cultivo autopolinizado que tradicionalmente se ha cultivado como endogámico</text:span><office:annotation-end office:name="__Annotation__2748_2516470227"/>, pero la introducción de la esterilidad masculina en el germoplasma cultivado en la década de 1970 permitió la reproducción híbrida ( Virmani y Wan, 1988 ; Yuan et al., 1989). ; Nalley et al., 2017 ). El desarrollo varietal de arroz híbrido público hasta la fecha ha sido el resultado principalmente de la identificación de cruces simples superiores en lugar del mejoramiento sistemático de grupos heteróticos ( Lu y Xu, 2010 ; Spielman et al., 2013).). El desarrollo de grupos heteróticos para el arroz mediante métodos de selección recurrente recíproca puede aumentar la tasa de ganancia genética para el mejoramiento de arroz híbrido en comparación con la evaluación de cruces aleatorios, porque <text:span text:style-name="T4"><office:annotation office:name="__Annotation__2751_2516470227"><dc:creator>Autor desconocido</dc:creator><dc:date>2022-04-25T09:13:23.210739548</dc:date><text:p text:style-name="P4"><text:span text:style-name="T5">En que consiste la selección recurrente.</text:span></text:p></office:annotation></text:span><text:span text:style-name="T4">la selección recurrente recíproca puede mejorar al mismo tiempo el valor aditivo de las poblaciones al tiempo que explota la heterosis debida a la dominancia ( Comstock et al. ., 1949 )</text:span><office:annotation-end office:name="__Annotation__2751_2516470227"/>.</text:p>
      <text:p text:style-name="P3"/>
      <text:p text:style-name="P3">Las variedades de arroz híbrido existentes pueden superar en rendimiento a las mejores variedades endogámicas entre un 10 y un 30 % con un manejo adecuado ( Spielman et al., 2013 ). Sin embargo, la adopción de variedades híbridas de arroz es baja fuera de China, en parte porque la ventaja de rendimiento híbrido de las variedades japónicas templadas utilizadas en China es mucho mayor que la observada en las variedades índicas tropicales hasta la fecha ( Janaiah y Xie, 2010 ; Longin et al. , 2012 ; Spielman et al., 2013 ). En algunos países, factores socioeconómicos como la falta de sistemas de riego, caminos pavimentados, proveedores de semillas certificados, comercialización de semillas, educación de los agricultores y crédito disponible para comprar semillas y fertilizantes han limitado la adopción del arroz híbrido (Mottaleb et al., 2015 ; Abebrese et al., 2019 ). De los factores agronómicos que influyen en la adopción del arroz híbrido, la mala calidad del grano ha sido un desafío de larga data, pero el progreso del mejoramiento desde principios de la década de 2000 ha producido algunas variedades aceptables ( Spielman et al., 2013 ). Las encuestas a los agricultores sugieren que la mala calidad no es el principal determinante del rechazo del arroz híbrido ( Spielman et al., 2013 ; Feng et al., 2017 ). Los agricultores eligen no cultivar arroz híbrido por muchas razones, incluido el alto costo de la semilla, la mala calidad de la semilla y la falta de disponibilidad de semilla híbrida ( Spielman et al., 2013).). Sin embargo, la razón agronómica clave para la adopción limitada es que las variedades de arroz híbridas requieren un manejo más intensivo de riego, fertilizantes, malezas y otros factores bióticos estresantes para proporcionar una ventaja de rendimiento sobre las variedades endogámicas en entornos de alto rendimiento ( Spielman et al., 2013). ; Mottaleb et al., 2015 ; Nalley et al., 2016 ). Por lo tanto, el desarrollo de híbridos tolerantes al estrés con requisitos de insumos reducidos podría estimular la adopción de híbridos y desbloquear las ventajas del rendimiento híbrido.</text:p>
      <text:p text:style-name="P3"/>
      <text:p text:style-name="P3">En este estudio, evaluamos las capacidades combinatorias generales (ACG) de las líneas estériles masculinas existentes del Instituto Internacional de Investigación del Arroz (IRRI) con germoplasma tolerante al estrés utilizado en el desarrollo de variedades de Green Super Rice, así como el rendimiento o valor genético, de sus híbridos F 1 ( Sprague y Tatum, 1942 ; Ali et al., 2018 ; Yu et al., 2020 ). Los fundadores del programa Green Super Rice fueron seleccionados por múltiples tolerancias al estrés, incluida la salinidad, la inmersión, la enfermedad del tungro, las condiciones de germinación anaeróbica y los bajos aportes de agua y nitrógeno ( Ali et al., 2018 ). Intentamos identificar cualquier F 1 sobresalientehíbridos, que pueden ser tan tolerantes al estrés y, sin embargo, de mayor rendimiento que las líneas Green Super Rice existentes, para avanzar hacia más pruebas para el lanzamiento de <text:soft-page-break/>variedades. También buscamos identificar líneas masculinas y femeninas con GCA superior que podrían usarse para iniciar el desarrollo de grupos heteróticos a partir de germoplasma IRRI, presumiblemente apilados con alelos que confieren tolerancia al estrés. Además de la evaluación fenotípica, utilizamos la predicción genómica para evaluar líneas parentales no fenotípicas y cruces híbridos.</text:p>
      <text:p text:style-name="P3"/>
      <text:p text:style-name="P3">También probamos si la distancia genética de los padres se correlacionó con la heterosis de los padres intermedios utilizando una gran muestra de híbridos y marcadores moleculares de todo el genoma. Se espera que la heterosis de los padres intermedios debido a la dominancia se correlacione positivamente con la diferencia cuadrática de los padres en la frecuencia alélica (SDAF) según la teoría genética cuantitativa ( Falconer y Mackay, 1996 ; Amuzu-Aweh et al., 2013 ). También se ha postulado que la divergencia genética en los fundadores de los grupos heteróticos puede conducir a una mayor ganancia en los programas de selección recurrente recíproca, aunque en la práctica los grupos heteróticos se han desarrollado a partir de germoplasma estrechamente relacionado en especies como el maíz ( Melchinger, 1999 ; Tracy y Chandler ). , 2006 ; Rembe et al., 2019). Un estudio previo de arroz que usó &gt; 100k marcadores de genoma completo y seis líneas parentales encontró una relación curvilínea de distancia genética y heterosis de los padres medios, con heterosis de los padres medios aumentando con la distancia genética hasta cierto punto y luego disminuyendo ( Waters et al., 2015 ). Debido a la falta de disponibilidad de marcadores moleculares en el pasado, otros estudios usaron menos de 500 marcadores y encontraron correlaciones positivas de distancia genética y heterosis usando 10 o 22 padres ( Xiao et al., 1996 ; Kwon et al., 2002 ). Sin embargo, otro estudio que utilizó 319 marcadores no encontró correlación entre la distancia genética y la heterosis en la progenie de 13 padres ( Boeven et al., 2020). En otras especies, como el trigo, varía si la distancia genética parental se correlaciona con la heterosis, con diferentes hallazgos entre estudios y poblaciones ( Melchinger, 1999 ; Boeven et al., 2020 ). Deseábamos probar si los progenitores de híbridos con alto SDAF tendían a producir híbridos con alta heterosis del progenitor medio en nuestra población de estudio de arroz.</text:p>
      <text:p text:style-name="P3"/>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5T09:07:33.905164082</meta:creation-date>
    <meta:generator>LibreOffice/6.0.7.3$Linux_X86_64 LibreOffice_project/00m0$Build-3</meta:generator>
    <dc:date>2022-04-25T10:05:57.862116861</dc:date>
    <meta:editing-duration>PT58M26S</meta:editing-duration>
    <meta:editing-cycles>6</meta:editing-cycles>
    <meta:document-statistic meta:table-count="0" meta:image-count="0" meta:object-count="0" meta:page-count="2" meta:paragraph-count="7" meta:word-count="1081" meta:character-count="6760" meta:non-whitespace-character-count="5686"/>
  </office:meta>
</office:document-meta>
</file>